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>
          <table:table-cell table:number-columns-repeated="4"/>
          <table:table-cell table:style-name="ce1" office:value-type="string" calcext:value-type="string">
            <text:p>Test Libreoffice ODS File</text:p>
          </table:table-cell>
          <table:table-cell table:number-columns-repeated="5"/>
        </table:table-row>
        <table:table-row table:style-name="ro2">
          <table:table-cell table:number-columns-repeated="1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formula="of:=[.A3]*1.4" office:value-type="float" office:value="14" calcext:value-type="float">
            <text:p>14</text:p>
          </table:table-cell>
          <table:table-cell table:formula="of:=[.B3]*1.4" office:value-type="float" office:value="28" calcext:value-type="float">
            <text:p>28</text:p>
          </table:table-cell>
          <table:table-cell table:formula="of:=[.C3]*1.4" office:value-type="float" office:value="42" calcext:value-type="float">
            <text:p>42</text:p>
          </table:table-cell>
          <table:table-cell table:formula="of:=[.D3]*1.4" office:value-type="float" office:value="56" calcext:value-type="float">
            <text:p>56</text:p>
          </table:table-cell>
          <table:table-cell table:formula="of:=[.E3]*1.4" office:value-type="float" office:value="70" calcext:value-type="float">
            <text:p>70</text:p>
          </table:table-cell>
          <table:table-cell table:formula="of:=[.F3]*1.4" office:value-type="float" office:value="84" calcext:value-type="float">
            <text:p>84</text:p>
          </table:table-cell>
          <table:table-cell table:formula="of:=[.G3]*1.4" office:value-type="float" office:value="98" calcext:value-type="float">
            <text:p>98</text:p>
          </table:table-cell>
          <table:table-cell table:formula="of:=[.H3]*1.4" office:value-type="float" office:value="112" calcext:value-type="float">
            <text:p>112</text:p>
          </table:table-cell>
          <table:table-cell table:formula="of:=[.I3]*1.4" office:value-type="float" office:value="126" calcext:value-type="float">
            <text:p>126</text:p>
          </table:table-cell>
          <table:table-cell table:formula="of:=[.J3]*1.4" office:value-type="float" office:value="140" calcext:value-type="float">
            <text:p>140</text:p>
          </table:table-cell>
        </table:table-row>
        <table:table-row table:style-name="ro2">
          <table:table-cell table:formula="of:=[.A4]*1.4" office:value-type="float" office:value="19.6" calcext:value-type="float">
            <text:p>19.6</text:p>
          </table:table-cell>
          <table:table-cell table:formula="of:=[.B4]*1.4" office:value-type="float" office:value="39.2" calcext:value-type="float">
            <text:p>39.2</text:p>
          </table:table-cell>
          <table:table-cell table:formula="of:=[.C4]*1.4" office:value-type="float" office:value="58.8" calcext:value-type="float">
            <text:p>58.8</text:p>
          </table:table-cell>
          <table:table-cell table:formula="of:=[.D4]*1.4" office:value-type="float" office:value="78.4" calcext:value-type="float">
            <text:p>78.4</text:p>
          </table:table-cell>
          <table:table-cell table:formula="of:=[.E4]*1.4" office:value-type="float" office:value="98" calcext:value-type="float">
            <text:p>98</text:p>
          </table:table-cell>
          <table:table-cell table:formula="of:=[.F4]*1.4" office:value-type="float" office:value="117.6" calcext:value-type="float">
            <text:p>117.6</text:p>
          </table:table-cell>
          <table:table-cell table:formula="of:=[.G4]*1.4" office:value-type="float" office:value="137.2" calcext:value-type="float">
            <text:p>137.2</text:p>
          </table:table-cell>
          <table:table-cell table:formula="of:=[.H4]*1.4" office:value-type="float" office:value="156.8" calcext:value-type="float">
            <text:p>156.8</text:p>
          </table:table-cell>
          <table:table-cell table:formula="of:=[.I4]*1.4" office:value-type="float" office:value="176.4" calcext:value-type="float">
            <text:p>176.4</text:p>
          </table:table-cell>
          <table:table-cell table:formula="of:=[.J4]*1.4" office:value-type="float" office:value="196" calcext:value-type="float">
            <text:p>196</text:p>
          </table:table-cell>
        </table:table-row>
        <table:table-row table:style-name="ro2">
          <table:table-cell table:formula="of:=[.A5]*1.4" office:value-type="float" office:value="27.44" calcext:value-type="float">
            <text:p>27.44</text:p>
          </table:table-cell>
          <table:table-cell table:formula="of:=[.B5]*1.4" office:value-type="float" office:value="54.88" calcext:value-type="float">
            <text:p>54.88</text:p>
          </table:table-cell>
          <table:table-cell table:formula="of:=[.C5]*1.4" office:value-type="float" office:value="82.32" calcext:value-type="float">
            <text:p>82.32</text:p>
          </table:table-cell>
          <table:table-cell table:formula="of:=[.D5]*1.4" office:value-type="float" office:value="109.76" calcext:value-type="float">
            <text:p>109.76</text:p>
          </table:table-cell>
          <table:table-cell table:formula="of:=[.E5]*1.4" office:value-type="float" office:value="137.2" calcext:value-type="float">
            <text:p>137.2</text:p>
          </table:table-cell>
          <table:table-cell table:formula="of:=[.F5]*1.4" office:value-type="float" office:value="164.64" calcext:value-type="float">
            <text:p>164.64</text:p>
          </table:table-cell>
          <table:table-cell table:formula="of:=[.G5]*1.4" office:value-type="float" office:value="192.08" calcext:value-type="float">
            <text:p>192.08</text:p>
          </table:table-cell>
          <table:table-cell table:formula="of:=[.H5]*1.4" office:value-type="float" office:value="219.52" calcext:value-type="float">
            <text:p>219.52</text:p>
          </table:table-cell>
          <table:table-cell table:formula="of:=[.I5]*1.4" office:value-type="float" office:value="246.96" calcext:value-type="float">
            <text:p>246.96</text:p>
          </table:table-cell>
          <table:table-cell table:formula="of:=[.J5]*1.4" office:value-type="float" office:value="274.4" calcext:value-type="float">
            <text:p>274.4</text:p>
          </table:table-cell>
        </table:table-row>
        <table:table-row table:style-name="ro2">
          <table:table-cell table:formula="of:=[.A6]*1.4" office:value-type="float" office:value="38.416" calcext:value-type="float">
            <text:p>38.416</text:p>
          </table:table-cell>
          <table:table-cell table:formula="of:=[.B6]*1.4" office:value-type="float" office:value="76.832" calcext:value-type="float">
            <text:p>76.832</text:p>
          </table:table-cell>
          <table:table-cell table:formula="of:=[.C6]*1.4" office:value-type="float" office:value="115.248" calcext:value-type="float">
            <text:p>115.248</text:p>
          </table:table-cell>
          <table:table-cell table:formula="of:=[.D6]*1.4" office:value-type="float" office:value="153.664" calcext:value-type="float">
            <text:p>153.664</text:p>
          </table:table-cell>
          <table:table-cell table:formula="of:=[.E6]*1.4" office:value-type="float" office:value="192.08" calcext:value-type="float">
            <text:p>192.08</text:p>
          </table:table-cell>
          <table:table-cell table:formula="of:=[.F6]*1.4" office:value-type="float" office:value="230.496" calcext:value-type="float">
            <text:p>230.496</text:p>
          </table:table-cell>
          <table:table-cell table:formula="of:=[.G6]*1.4" office:value-type="float" office:value="268.912" calcext:value-type="float">
            <text:p>268.912</text:p>
          </table:table-cell>
          <table:table-cell table:formula="of:=[.H6]*1.4" office:value-type="float" office:value="307.328" calcext:value-type="float">
            <text:p>307.328</text:p>
          </table:table-cell>
          <table:table-cell table:formula="of:=[.I6]*1.4" office:value-type="float" office:value="345.744" calcext:value-type="float">
            <text:p>345.744</text:p>
          </table:table-cell>
          <table:table-cell table:formula="of:=[.J6]*1.4" office:value-type="float" office:value="384.16" calcext:value-type="float">
            <text:p>384.16</text:p>
          </table:table-cell>
        </table:table-row>
        <table:table-row table:style-name="ro2">
          <table:table-cell table:formula="of:=[.A7]*1.4" office:value-type="float" office:value="53.7824" calcext:value-type="float">
            <text:p>53.7824</text:p>
          </table:table-cell>
          <table:table-cell table:formula="of:=[.B7]*1.4" office:value-type="float" office:value="107.5648" calcext:value-type="float">
            <text:p>107.5648</text:p>
          </table:table-cell>
          <table:table-cell table:formula="of:=[.C7]*1.4" office:value-type="float" office:value="161.3472" calcext:value-type="float">
            <text:p>161.3472</text:p>
          </table:table-cell>
          <table:table-cell table:formula="of:=[.D7]*1.4" office:value-type="float" office:value="215.1296" calcext:value-type="float">
            <text:p>215.1296</text:p>
          </table:table-cell>
          <table:table-cell table:formula="of:=[.E7]*1.4" office:value-type="float" office:value="268.912" calcext:value-type="float">
            <text:p>268.912</text:p>
          </table:table-cell>
          <table:table-cell table:formula="of:=[.F7]*1.4" office:value-type="float" office:value="322.6944" calcext:value-type="float">
            <text:p>322.6944</text:p>
          </table:table-cell>
          <table:table-cell table:formula="of:=[.G7]*1.4" office:value-type="float" office:value="376.4768" calcext:value-type="float">
            <text:p>376.4768</text:p>
          </table:table-cell>
          <table:table-cell table:formula="of:=[.H7]*1.4" office:value-type="float" office:value="430.2592" calcext:value-type="float">
            <text:p>430.2592</text:p>
          </table:table-cell>
          <table:table-cell table:formula="of:=[.I7]*1.4" office:value-type="float" office:value="484.0416" calcext:value-type="float">
            <text:p>484.0416</text:p>
          </table:table-cell>
          <table:table-cell table:formula="of:=[.J7]*1.4" office:value-type="float" office:value="537.824" calcext:value-type="float">
            <text:p>537.824</text:p>
          </table:table-cell>
        </table:table-row>
        <table:table-row table:style-name="ro2">
          <table:table-cell table:formula="of:=[.A8]*1.4" office:value-type="float" office:value="75.29536" calcext:value-type="float">
            <text:p>75.29536</text:p>
          </table:table-cell>
          <table:table-cell table:formula="of:=[.B8]*1.4" office:value-type="float" office:value="150.59072" calcext:value-type="float">
            <text:p>150.59072</text:p>
          </table:table-cell>
          <table:table-cell table:formula="of:=[.C8]*1.4" office:value-type="float" office:value="225.88608" calcext:value-type="float">
            <text:p>225.88608</text:p>
          </table:table-cell>
          <table:table-cell table:formula="of:=[.D8]*1.4" office:value-type="float" office:value="301.18144" calcext:value-type="float">
            <text:p>301.18144</text:p>
          </table:table-cell>
          <table:table-cell table:formula="of:=[.E8]*1.4" office:value-type="float" office:value="376.4768" calcext:value-type="float">
            <text:p>376.4768</text:p>
          </table:table-cell>
          <table:table-cell table:formula="of:=[.F8]*1.4" office:value-type="float" office:value="451.77216" calcext:value-type="float">
            <text:p>451.77216</text:p>
          </table:table-cell>
          <table:table-cell table:formula="of:=[.G8]*1.4" office:value-type="float" office:value="527.06752" calcext:value-type="float">
            <text:p>527.06752</text:p>
          </table:table-cell>
          <table:table-cell table:formula="of:=[.H8]*1.4" office:value-type="float" office:value="602.36288" calcext:value-type="float">
            <text:p>602.36288</text:p>
          </table:table-cell>
          <table:table-cell table:formula="of:=[.I8]*1.4" office:value-type="float" office:value="677.65824" calcext:value-type="float">
            <text:p>677.65824</text:p>
          </table:table-cell>
          <table:table-cell table:formula="of:=[.J8]*1.4" office:value-type="float" office:value="752.9536" calcext:value-type="float">
            <text:p>752.9536</text:p>
          </table:table-cell>
        </table:table-row>
        <table:table-row table:style-name="ro2">
          <table:table-cell table:formula="of:=[.A9]*1.4" office:value-type="float" office:value="105.413504" calcext:value-type="float">
            <text:p>105.413504</text:p>
          </table:table-cell>
          <table:table-cell table:formula="of:=[.B9]*1.4" office:value-type="float" office:value="210.827008" calcext:value-type="float">
            <text:p>210.827008</text:p>
          </table:table-cell>
          <table:table-cell table:formula="of:=[.C9]*1.4" office:value-type="float" office:value="316.240512" calcext:value-type="float">
            <text:p>316.240512</text:p>
          </table:table-cell>
          <table:table-cell table:formula="of:=[.D9]*1.4" office:value-type="float" office:value="421.654016" calcext:value-type="float">
            <text:p>421.654016</text:p>
          </table:table-cell>
          <table:table-cell table:formula="of:=[.E9]*1.4" office:value-type="float" office:value="527.06752" calcext:value-type="float">
            <text:p>527.06752</text:p>
          </table:table-cell>
          <table:table-cell table:formula="of:=[.F9]*1.4" office:value-type="float" office:value="632.481024" calcext:value-type="float">
            <text:p>632.481024</text:p>
          </table:table-cell>
          <table:table-cell table:formula="of:=[.G9]*1.4" office:value-type="float" office:value="737.894528" calcext:value-type="float">
            <text:p>737.894528</text:p>
          </table:table-cell>
          <table:table-cell table:formula="of:=[.H9]*1.4" office:value-type="float" office:value="843.308032" calcext:value-type="float">
            <text:p>843.308032</text:p>
          </table:table-cell>
          <table:table-cell table:formula="of:=[.I9]*1.4" office:value-type="float" office:value="948.721536" calcext:value-type="float">
            <text:p>948.721536</text:p>
          </table:table-cell>
          <table:table-cell table:formula="of:=[.J9]*1.4" office:value-type="float" office:value="1054.13504" calcext:value-type="float">
            <text:p>1054.13504</text:p>
          </table:table-cell>
        </table:table-row>
        <table:table-row table:style-name="ro2">
          <table:table-cell table:formula="of:=[.A10]*1.4" office:value-type="float" office:value="147.5789056" calcext:value-type="float">
            <text:p>147.5789056</text:p>
          </table:table-cell>
          <table:table-cell table:formula="of:=[.B10]*1.4" office:value-type="float" office:value="295.1578112" calcext:value-type="float">
            <text:p>295.1578112</text:p>
          </table:table-cell>
          <table:table-cell table:formula="of:=[.C10]*1.4" office:value-type="float" office:value="442.7367168" calcext:value-type="float">
            <text:p>442.7367168</text:p>
          </table:table-cell>
          <table:table-cell table:formula="of:=[.D10]*1.4" office:value-type="float" office:value="590.3156224" calcext:value-type="float">
            <text:p>590.3156224</text:p>
          </table:table-cell>
          <table:table-cell table:formula="of:=[.E10]*1.4" office:value-type="float" office:value="737.894528" calcext:value-type="float">
            <text:p>737.894528</text:p>
          </table:table-cell>
          <table:table-cell table:formula="of:=[.F10]*1.4" office:value-type="float" office:value="885.4734336" calcext:value-type="float">
            <text:p>885.4734336</text:p>
          </table:table-cell>
          <table:table-cell table:formula="of:=[.G10]*1.4" office:value-type="float" office:value="1033.0523392" calcext:value-type="float">
            <text:p>1033.0523392</text:p>
          </table:table-cell>
          <table:table-cell table:formula="of:=[.H10]*1.4" office:value-type="float" office:value="1180.6312448" calcext:value-type="float">
            <text:p>1180.6312448</text:p>
          </table:table-cell>
          <table:table-cell table:formula="of:=[.I10]*1.4" office:value-type="float" office:value="1328.2101504" calcext:value-type="float">
            <text:p>1328.2101504</text:p>
          </table:table-cell>
          <table:table-cell table:formula="of:=[.J10]*1.4" office:value-type="float" office:value="1475.789056" calcext:value-type="float">
            <text:p>1475.789056</text:p>
          </table:table-cell>
        </table:table-row>
        <table:table-row table:style-name="ro2">
          <table:table-cell table:formula="of:=[.A11]*1.4" office:value-type="float" office:value="206.61046784" calcext:value-type="float">
            <text:p>206.61046784</text:p>
          </table:table-cell>
          <table:table-cell table:formula="of:=[.B11]*1.4" office:value-type="float" office:value="413.22093568" calcext:value-type="float">
            <text:p>413.22093568</text:p>
          </table:table-cell>
          <table:table-cell table:formula="of:=[.C11]*1.4" office:value-type="float" office:value="619.83140352" calcext:value-type="float">
            <text:p>619.83140352</text:p>
          </table:table-cell>
          <table:table-cell table:formula="of:=[.D11]*1.4" office:value-type="float" office:value="826.44187136" calcext:value-type="float">
            <text:p>826.44187136</text:p>
          </table:table-cell>
          <table:table-cell table:formula="of:=[.E11]*1.4" office:value-type="float" office:value="1033.0523392" calcext:value-type="float">
            <text:p>1033.0523392</text:p>
          </table:table-cell>
          <table:table-cell table:formula="of:=[.F11]*1.4" office:value-type="float" office:value="1239.66280704" calcext:value-type="float">
            <text:p>1239.66280704</text:p>
          </table:table-cell>
          <table:table-cell table:formula="of:=[.G11]*1.4" office:value-type="float" office:value="1446.27327488" calcext:value-type="float">
            <text:p>1446.27327488</text:p>
          </table:table-cell>
          <table:table-cell table:formula="of:=[.H11]*1.4" office:value-type="float" office:value="1652.88374272" calcext:value-type="float">
            <text:p>1652.88374272</text:p>
          </table:table-cell>
          <table:table-cell table:formula="of:=[.I11]*1.4" office:value-type="float" office:value="1859.49421056" calcext:value-type="float">
            <text:p>1859.49421056</text:p>
          </table:table-cell>
          <table:table-cell table:formula="of:=[.J11]*1.4" office:value-type="float" office:value="2066.1046784" calcext:value-type="float">
            <text:p>2066.1046784</text:p>
          </table:table-cell>
        </table:table-row>
        <table:table-row table:style-name="ro2">
          <table:table-cell table:formula="of:=[.A12]*1.4" office:value-type="float" office:value="289.254654976" calcext:value-type="float">
            <text:p>289.254654976</text:p>
          </table:table-cell>
          <table:table-cell table:formula="of:=[.B12]*1.4" office:value-type="float" office:value="578.509309952" calcext:value-type="float">
            <text:p>578.509309952</text:p>
          </table:table-cell>
          <table:table-cell table:formula="of:=[.C12]*1.4" office:value-type="float" office:value="867.763964928" calcext:value-type="float">
            <text:p>867.763964928</text:p>
          </table:table-cell>
          <table:table-cell table:formula="of:=[.D12]*1.4" office:value-type="float" office:value="1157.018619904" calcext:value-type="float">
            <text:p>1157.018619904</text:p>
          </table:table-cell>
          <table:table-cell table:formula="of:=[.E12]*1.4" office:value-type="float" office:value="1446.27327488" calcext:value-type="float">
            <text:p>1446.27327488</text:p>
          </table:table-cell>
          <table:table-cell table:formula="of:=[.F12]*1.4" office:value-type="float" office:value="1735.527929856" calcext:value-type="float">
            <text:p>1735.527929856</text:p>
          </table:table-cell>
          <table:table-cell table:formula="of:=[.G12]*1.4" office:value-type="float" office:value="2024.782584832" calcext:value-type="float">
            <text:p>2024.782584832</text:p>
          </table:table-cell>
          <table:table-cell table:formula="of:=[.H12]*1.4" office:value-type="float" office:value="2314.037239808" calcext:value-type="float">
            <text:p>2314.037239808</text:p>
          </table:table-cell>
          <table:table-cell table:formula="of:=[.I12]*1.4" office:value-type="float" office:value="2603.291894784" calcext:value-type="float">
            <text:p>2603.291894784</text:p>
          </table:table-cell>
          <table:table-cell table:formula="of:=[.J12]*1.4" office:value-type="float" office:value="2892.54654976" calcext:value-type="float">
            <text:p>2892.546549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5T13:02:40.717818114</meta:creation-date>
    <dc:date>2015-04-15T13:05:04.389697361</dc:date>
    <meta:editing-duration>PT2M25S</meta:editing-duration>
    <meta:editing-cycles>1</meta:editing-cycles>
    <meta:document-statistic meta:table-count="1" meta:cell-count="111" meta:object-count="0"/>
    <meta:generator>LibreOffice/4.3.6.2$Linux_X86_64 LibreOffice_project/430m0$Build-2</meta:generator>
  </office:meta>
</office:document-meta>
</file>